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796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374cm" fo:break-before="auto" style:use-optimal-row-height="false"/>
    </style:style>
    <style:style style:name="ro4" style:family="table-row">
      <style:table-row-properties style:row-height="2.69cm" fo:break-before="auto" style:use-optimal-row-height="true"/>
    </style:style>
    <style:style style:name="ro5" style:family="table-row">
      <style:table-row-properties style:row-height="1.637cm" fo:break-before="auto" style:use-optimal-row-height="true"/>
    </style:style>
    <style:style style:name="ro6" style:family="table-row">
      <style:table-row-properties style:row-height="1.286cm" fo:break-before="auto" style:use-optimal-row-height="false"/>
    </style:style>
    <style:style style:name="ro7" style:family="table-row">
      <style:table-row-properties style:row-height="3.217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0.58cm" fo:break-before="auto" style:use-optimal-row-height="true"/>
    </style:style>
    <style:style style:name="ro10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0.614cm" fo:break-before="auto" style:use-optimal-row-height="true"/>
    </style:style>
    <style:style style:name="ro12" style:family="table-row">
      <style:table-row-properties style:row-height="1.579cm" fo:break-before="auto" style:use-optimal-row-height="true"/>
    </style:style>
    <style:style style:name="ro13" style:family="table-row">
      <style:table-row-properties style:row-height="1.053cm" fo:break-before="auto" style:use-optimal-row-height="true"/>
    </style:style>
    <style:style style:name="ro14" style:family="table-row">
      <style:table-row-properties style:row-height="1.52cm" fo:break-before="auto" style:use-optimal-row-height="true"/>
    </style:style>
    <style:style style:name="ro15" style:family="table-row">
      <style:table-row-properties style:row-height="2.0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3" table:number-columns-repeated="2"/>
          <table:table-cell table:style-name="ce23" office:value-type="string">
            <text:p>GPS</text:p>
          </table:table-cell>
          <table:table-cell table:style-name="ce23" office:value-type="string">
            <text:p>concate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0-31_09-48-07_000.jpg</text:p>
          </table:table-cell>
          <table:table-cell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4 E-139-34-49.98</text:p>
          </table:table-cell>
          <table:table-cell table:style-name="ce24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0-31_11-04-49_000.jpg</text:p>
          </table:table-cell>
          <table:table-cell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5 E-139-34-49.65</text:p>
          </table:table-cell>
          <table:table-cell table:style-name="ce2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0-31_13-52-42_000.jpg</text:p>
          </table:table-cell>
          <table:table-cell table:style-name="ce3" office:value-type="string">
            <text:p>:m 東和 PHOTO / 191101f / 巣鴨駅 / 豊島区巣鴨２丁目計画 / １名 / ホクシン設備（合田工務店） / 資料</text:p>
          </table:table-cell>
          <table:table-cell table:style-name="ce13"/>
          <table:table-cell table:style-name="ce3"/>
          <table:table-cell table:style-name="ce3" office:value-type="string">
            <text:p>N-35-35-28.31 E-139-34-49.6</text:p>
          </table:table-cell>
          <table:table-cell table:style-name="ce24" table:formula="of:=IF([.E4]=&quot;&quot;;[.C4];CONCATENATE([.C4];&quot; / &quot;;[.E4]))" office:value-type="string" office:string-value=":m 東和 PHOTO / 191101f / 巣鴨駅 / 豊島区巣鴨２丁目計画 / １名 / ホクシン設備（合田工務店） / 資料">
            <text:p>:m 東和 PHOTO / 191101f / 巣鴨駅 / 豊島区巣鴨２丁目計画 / １名 / ホクシン設備（合田工務店） / 資料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0-31_13-52-47_000.jpg</text:p>
          </table:table-cell>
          <table:table-cell table:style-name="ce3" office:value-type="string">
            <text:p>:m 東和 PHOTO / 191101f / 巣鴨駅 / 豊島区巣鴨２丁目計画 / １名 / ホクシン設備（合田工務店） / 資料</text:p>
          </table:table-cell>
          <table:table-cell table:style-name="ce14"/>
          <table:table-cell table:style-name="ce3"/>
          <table:table-cell table:style-name="ce3" office:value-type="string">
            <text:p>N-35-35-28.97 E-139-34-49.49</text:p>
          </table:table-cell>
          <table:table-cell table:style-name="ce24" table:formula="of:=IF([.E5]=&quot;&quot;;[.C5];CONCATENATE([.C5];&quot; / &quot;;[.E5]))" office:value-type="string" office:string-value=":m 東和 PHOTO / 191101f / 巣鴨駅 / 豊島区巣鴨２丁目計画 / １名 / ホクシン設備（合田工務店） / 資料">
            <text:p>:m 東和 PHOTO / 191101f / 巣鴨駅 / 豊島区巣鴨２丁目計画 / １名 / ホクシン設備（合田工務店） / 資料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19-10-31_13-57-57_000.jpg</text:p>
          </table:table-cell>
          <table:table-cell table:style-name="ce3" office:value-type="string">
            <text:p>:m 東和 PHOTO / 191101f / 巣鴨駅 / 豊島区巣鴨２丁目計画 / １名 / ホクシン設備（合田工務店） / 資料</text:p>
          </table:table-cell>
          <table:table-cell table:style-name="ce14"/>
          <table:table-cell table:style-name="ce3"/>
          <table:table-cell table:style-name="ce3" office:value-type="string">
            <text:p>N-35-35-28.97 E-139-34-49.49</text:p>
          </table:table-cell>
          <table:table-cell table:style-name="ce24" table:formula="of:=IF([.E6]=&quot;&quot;;[.C6];CONCATENATE([.C6];&quot; / &quot;;[.E6]))" office:value-type="string" office:string-value=":m 東和 PHOTO / 191101f / 巣鴨駅 / 豊島区巣鴨２丁目計画 / １名 / ホクシン設備（合田工務店） / 資料">
            <text:p>:m 東和 PHOTO / 191101f / 巣鴨駅 / 豊島区巣鴨２丁目計画 / １名 / ホクシン設備（合田工務店） / 資料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0-31_13-59-19_000.jpg</text:p>
          </table:table-cell>
          <table:table-cell table:style-name="ce3" office:value-type="string">
            <text:p>:m 東和 PHOTO / 191101f / 巣鴨駅 / 豊島区巣鴨２丁目計画 / １名 / ホクシン設備（合田工務店） / 資料</text:p>
          </table:table-cell>
          <table:table-cell table:style-name="ce12"/>
          <table:table-cell table:style-name="ce3"/>
          <table:table-cell table:style-name="ce3" office:value-type="string">
            <text:p>N-35-35-28.97 E-139-34-49.49</text:p>
          </table:table-cell>
          <table:table-cell table:style-name="ce24" table:formula="of:=IF([.E7]=&quot;&quot;;[.C7];CONCATENATE([.C7];&quot; / &quot;;[.E7]))" office:value-type="string" office:string-value=":m 東和 PHOTO / 191101f / 巣鴨駅 / 豊島区巣鴨２丁目計画 / １名 / ホクシン設備（合田工務店） / 資料">
            <text:p>:m 東和 PHOTO / 191101f / 巣鴨駅 / 豊島区巣鴨２丁目計画 / １名 / ホクシン設備（合田工務店） / 資料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0-31_13-59-37_000.jpg</text:p>
          </table:table-cell>
          <table:table-cell table:style-name="ce3" office:value-type="string">
            <text:p>:m 東和 PHOTO / 191101f / 巣鴨駅 / 豊島区巣鴨２丁目計画 / １名 / ホクシン設備（合田工務店） / 資料</text:p>
          </table:table-cell>
          <table:table-cell table:style-name="ce14"/>
          <table:table-cell table:style-name="ce3"/>
          <table:table-cell table:style-name="ce3" office:value-type="string">
            <text:p>N-35-35-28.97 E-139-34-49.49</text:p>
          </table:table-cell>
          <table:table-cell table:style-name="ce24" table:formula="of:=IF([.E8]=&quot;&quot;;[.C8];CONCATENATE([.C8];&quot; / &quot;;[.E8]))" office:value-type="string" office:string-value=":m 東和 PHOTO / 191101f / 巣鴨駅 / 豊島区巣鴨２丁目計画 / １名 / ホクシン設備（合田工務店） / 資料">
            <text:p>:m 東和 PHOTO / 191101f / 巣鴨駅 / 豊島区巣鴨２丁目計画 / １名 / ホクシン設備（合田工務店） / 資料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0-31_14-00-07_000.jpg</text:p>
          </table:table-cell>
          <table:table-cell table:style-name="ce3" office:value-type="string">
            <text:p>:m 東和 PHOTO / 191101f / 巣鴨駅 / 豊島区巣鴨２丁目計画 / １名 / ホクシン設備（合田工務店） / 資料</text:p>
          </table:table-cell>
          <table:table-cell table:style-name="ce14"/>
          <table:table-cell table:style-name="ce3"/>
          <table:table-cell table:style-name="ce3" office:value-type="string">
            <text:p>N-35-35-28.97 E-139-34-49.49</text:p>
          </table:table-cell>
          <table:table-cell table:style-name="ce24" table:formula="of:=IF([.E9]=&quot;&quot;;[.C9];CONCATENATE([.C9];&quot; / &quot;;[.E9]))" office:value-type="string" office:string-value=":m 東和 PHOTO / 191101f / 巣鴨駅 / 豊島区巣鴨２丁目計画 / １名 / ホクシン設備（合田工務店） / 資料">
            <text:p>:m 東和 PHOTO / 191101f / 巣鴨駅 / 豊島区巣鴨２丁目計画 / １名 / ホクシン設備（合田工務店） / 資料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0-31_14-00-28_000.jpg</text:p>
          </table:table-cell>
          <table:table-cell table:style-name="ce3" office:value-type="string">
            <text:p>:m 東和 PHOTO / 191101f / 巣鴨駅 / 豊島区巣鴨２丁目計画 / １名 / ホクシン設備（合田工務店） / 資料</text:p>
          </table:table-cell>
          <table:table-cell table:style-name="ce14"/>
          <table:table-cell table:style-name="ce3"/>
          <table:table-cell table:style-name="ce3" office:value-type="string">
            <text:p>N-35-35-28.97 E-139-34-49.49</text:p>
          </table:table-cell>
          <table:table-cell table:style-name="ce24" table:formula="of:=IF([.E10]=&quot;&quot;;[.C10];CONCATENATE([.C10];&quot; / &quot;;[.E10]))" office:value-type="string" office:string-value=":m 東和 PHOTO / 191101f / 巣鴨駅 / 豊島区巣鴨２丁目計画 / １名 / ホクシン設備（合田工務店） / 資料">
            <text:p>:m 東和 PHOTO / 191101f / 巣鴨駅 / 豊島区巣鴨２丁目計画 / １名 / ホクシン設備（合田工務店） / 資料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0-31_14-03-13_000.jpg</text:p>
          </table:table-cell>
          <table:table-cell table:style-name="ce3" office:value-type="string">
            <text:p>:m 東和 PHOTO / 191101f / 巣鴨駅 / 豊島区巣鴨２丁目計画 / １名 / ホクシン設備（合田工務店） / 資料</text:p>
          </table:table-cell>
          <table:table-cell table:style-name="ce12"/>
          <table:table-cell table:style-name="ce3"/>
          <table:table-cell table:style-name="ce3" office:value-type="string">
            <text:p>N-35-35-28.97 E-139-34-49.49</text:p>
          </table:table-cell>
          <table:table-cell table:style-name="ce24" table:formula="of:=IF([.E11]=&quot;&quot;;[.C11];CONCATENATE([.C11];&quot; / &quot;;[.E11]))" office:value-type="string" office:string-value=":m 東和 PHOTO / 191101f / 巣鴨駅 / 豊島区巣鴨２丁目計画 / １名 / ホクシン設備（合田工務店） / 資料">
            <text:p>:m 東和 PHOTO / 191101f / 巣鴨駅 / 豊島区巣鴨２丁目計画 / １名 / ホクシン設備（合田工務店） / 資料</text:p>
          </table:table-cell>
          <table:table-cell table:style-name="ce3" office:value-type="string">
            <text:p>)</text:p>
          </table:table-cell>
          <table:table-cell table:style-name="ce25" office:value-type="string">
            <text:p>N-35-35-28.64 E-139-34-49.65</text:p>
          </table:table-cell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0-31_16-16-45_000.jpg</text:p>
          </table:table-cell>
          <table:table-cell table:style-name="ce3" office:value-type="string">
            <text:p>:m music / log / gt / || s.1:other,theme=arpeggio || s.2:st-1,rev,em=p3;s2;k.E~p3;s1;k.F#~k.A~k.D || s.3:st-1,rev,em=p4;s1.n;k.A,R=1 || s.4:et-5,rev,theme=harmonics-several-locations,R=2</text:p>
          </table:table-cell>
          <table:table-cell table:style-name="ce14"/>
          <table:table-cell table:style-name="ce3"/>
          <table:table-cell table:style-name="ce3" office:value-type="string">
            <text:p>N-35-35-28.53 E-139-34-49.27</text:p>
          </table:table-cell>
          <table:table-cell table:style-name="ce24" table:formula="of:=IF([.E12]=&quot;&quot;;[.C12];CONCATENATE([.C12];&quot; / &quot;;[.E12]))" office:value-type="string" office:string-value=":m music / log / gt / || s.1:other,theme=arpeggio || s.2:st-1,rev,em=p3;s2;k.E~p3;s1;k.F#~k.A~k.D || s.3:st-1,rev,em=p4;s1.n;k.A,R=1 || s.4:et-5,rev,theme=harmonics-several-locations,R=2">
            <text:p>:m music / log / gt / || s.1:other,theme=arpeggio || s.2:st-1,rev,em=p3;s2;k.E~p3;s1;k.F#~k.A~k.D || s.3:st-1,rev,em=p4;s1.n;k.A,R=1 || s.4:et-5,rev,theme=harmonics-several-locations,R=2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office:value-type="string">
            <text:p>2019-10-31_16-17-57_000.jpg</text:p>
          </table:table-cell>
          <table:table-cell table:style-name="ce13" office:value-type="string">
            <text:p>:m music / log / gt / memos-eigen / st-1 / p.4 || s.1:scale-partial,scale=A3~A4,k.A,t.100</text:p>
          </table:table-cell>
          <table:table-cell table:style-name="ce12"/>
          <table:table-cell table:style-name="ce3"/>
          <table:table-cell table:style-name="ce3" office:value-type="string">
            <text:p>N-35-35-28.53 E-139-34-49.54</text:p>
          </table:table-cell>
          <table:table-cell table:style-name="ce24" table:formula="of:=IF([.E13]=&quot;&quot;;[.C13];CONCATENATE([.C13];&quot; / &quot;;[.E13]))" office:value-type="string" office:string-value=":m music / log / gt / memos-eigen / st-1 / p.4 || s.1:scale-partial,scale=A3~A4,k.A,t.100">
            <text:p>:m music / log / gt / memos-eigen / st-1 / p.4 || s.1:scale-partial,scale=A3~A4,k.A,t.10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office:value-type="string">
            <text:p>2019-10-31_16-18-27_000.jpg</text:p>
          </table:table-cell>
          <table:table-cell table:style-name="ce13" office:value-type="string">
            <text:p>:m music / log / gt / memos-eigen / st-1 / p.3 / addition || s.1 || s.2</text:p>
          </table:table-cell>
          <table:table-cell table:style-name="ce14"/>
          <table:table-cell table:style-name="ce3"/>
          <table:table-cell table:style-name="ce3" office:value-type="string">
            <text:p>N-35-35-28.57 E-139-34-49.49</text:p>
          </table:table-cell>
          <table:table-cell table:style-name="ce24" table:formula="of:=IF([.E14]=&quot;&quot;;[.C14];CONCATENATE([.C14];&quot; / &quot;;[.E14]))" office:value-type="string" office:string-value=":m music / log / gt / memos-eigen / st-1 / p.3 / addition || s.1 || s.2">
            <text:p>:m music / log / gt / memos-eigen / st-1 / p.3 / addition || s.1 || s.2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office:value-type="string">
            <text:p>2019-10-31_16-19-37_000.jpg</text:p>
          </table:table-cell>
          <table:table-cell table:style-name="ce13" office:value-type="string">
            <text:p>:m music / log / gt / memos-eigen / st-1 / p.2 / addition || s.1 || s.2</text:p>
          </table:table-cell>
          <table:table-cell table:style-name="ce12"/>
          <table:table-cell table:style-name="ce3"/>
          <table:table-cell table:style-name="ce3" office:value-type="string">
            <text:p>N-35-35-28.52 E-139-34-49.49</text:p>
          </table:table-cell>
          <table:table-cell table:style-name="ce24" table:formula="of:=IF([.E15]=&quot;&quot;;[.C15];CONCATENATE([.C15];&quot; / &quot;;[.E15]))" office:value-type="string" office:string-value=":m music / log / gt / memos-eigen / st-1 / p.2 / addition || s.1 || s.2">
            <text:p>:m music / log / gt / memos-eigen / st-1 / p.2 / addition || s.1 || s.2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0-31_20-31-34_000.jpg</text:p>
          </table:table-cell>
          <table:table-cell table:style-name="ce6" office:value-type="string">
            <text:p>:m 食べた物</text:p>
          </table:table-cell>
          <table:table-cell table:style-name="ce13"/>
          <table:table-cell table:style-name="ce3"/>
          <table:table-cell table:style-name="ce3" office:value-type="string">
            <text:p>N-35-35-28.46 E-139-34-49.43</text:p>
          </table:table-cell>
          <table:table-cell table:style-name="ce24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1-01_05-09-45_000.jpg</text:p>
          </table:table-cell>
          <table:table-cell table:style-name="ce6" office:value-type="string">
            <text:p>:m 食べた物　間食 / 味噌スープ</text:p>
          </table:table-cell>
          <table:table-cell table:style-name="ce14"/>
          <table:table-cell table:style-name="ce3"/>
          <table:table-cell table:style-name="ce3" office:value-type="string">
            <text:p>N-35-35-28.48 E-139-34-49.65</text:p>
          </table:table-cell>
          <table:table-cell table:style-name="ce24" table:formula="of:=IF([.E17]=&quot;&quot;;[.C17];CONCATENATE([.C17];&quot; / &quot;;[.E17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1-01_05-41-13_000.jpg</text:p>
          </table:table-cell>
          <table:table-cell table:style-name="ce3" office:value-type="string">
            <text:p>:m 東和 PHOTO / 191101f / 巣鴨駅 / 豊島区巣鴨２丁目計画 / １名 / ホクシン設備（合田工務店） / 出発時間 / N-35-35-28.22 E-139-34-49.82</text:p>
          </table:table-cell>
          <table:table-cell table:style-name="ce12"/>
          <table:table-cell table:style-name="ce3" table:formula="of:=[.F18]" office:value-type="string" office:string-value="N-35-35-28.22 E-139-34-49.82">
            <text:p>N-35-35-28.22 E-139-34-49.82</text:p>
          </table:table-cell>
          <table:table-cell table:style-name="ce3" office:value-type="string">
            <text:p>N-35-35-28.22 E-139-34-49.82</text:p>
          </table:table-cell>
          <table:table-cell table:style-name="ce24" table:formula="of:=IF([.E18]=&quot;&quot;;[.C18];CONCATENATE([.C18];&quot; / &quot;;[.E18]))" office:value-type="string" office:string-value=":m 東和 PHOTO / 191101f / 巣鴨駅 / 豊島区巣鴨２丁目計画 / １名 / ホクシン設備（合田工務店） / 出発時間 / N-35-35-28.22 E-139-34-49.82 / N-35-35-28.22 E-139-34-49.82">
            <text:p>:m 東和 PHOTO / 191101f / 巣鴨駅 / 豊島区巣鴨２丁目計画 / １名 / ホクシン設備（合田工務店） / 出発時間 / N-35-35-28.22 E-139-34-49.82 / N-35-35-28.22 E-139-34-49.82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19-11-01_07-26-15_000.jpg</text:p>
          </table:table-cell>
          <table:table-cell table:style-name="ce3" office:value-type="string">
            <text:p>:m 東和 PHOTO / 191101f / 巣鴨駅 / 豊島区巣鴨２丁目計画 / １名 / ホクシン設備（合田工務店） / 現場状況 / N-35-44-7.2 E-139-44-13.14</text:p>
          </table:table-cell>
          <table:table-cell table:style-name="ce3"/>
          <table:table-cell table:style-name="ce3" table:formula="of:=[.F19]" office:value-type="string" office:string-value="N-35-44-7.2 E-139-44-13.14">
            <text:p>N-35-44-7.2 E-139-44-13.14</text:p>
          </table:table-cell>
          <table:table-cell table:style-name="ce3" office:value-type="string">
            <text:p>N-35-44-7.2 E-139-44-13.14</text:p>
          </table:table-cell>
          <table:table-cell table:style-name="ce24" table:formula="of:=IF([.E19]=&quot;&quot;;[.C19];CONCATENATE([.C19];&quot; / &quot;;[.E19]))" office:value-type="string" office:string-value=":m 東和 PHOTO / 191101f / 巣鴨駅 / 豊島区巣鴨２丁目計画 / １名 / ホクシン設備（合田工務店） / 現場状況 / N-35-44-7.2 E-139-44-13.14 / N-35-44-7.2 E-139-44-13.14">
            <text:p>:m 東和 PHOTO / 191101f / 巣鴨駅 / 豊島区巣鴨２丁目計画 / １名 / ホクシン設備（合田工務店） / 現場状況 / N-35-44-7.2 E-139-44-13.14 / N-35-44-7.2 E-139-44-13.14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office:value-type="float" office:value="19">
            <text:p>19</text:p>
          </table:table-cell>
          <table:table-cell table:style-name="ce3" office:value-type="string">
            <text:p>2019-11-01_07-26-23_000.jpg</text:p>
          </table:table-cell>
          <table:table-cell table:style-name="ce3" office:value-type="string">
            <text:p>:m 東和 PHOTO / 191101f / 巣鴨駅 / 豊島区巣鴨２丁目計画 / １名 / ホクシン設備（合田工務店） / 現場状況 / N-35-44-7.32 E-139-44-13.14</text:p>
          </table:table-cell>
          <table:table-cell table:style-name="ce3"/>
          <table:table-cell table:style-name="ce3" table:formula="of:=[.F20]" office:value-type="string" office:string-value="N-35-44-7.32 E-139-44-13.14">
            <text:p>N-35-44-7.32 E-139-44-13.14</text:p>
          </table:table-cell>
          <table:table-cell table:style-name="ce3" office:value-type="string">
            <text:p>N-35-44-7.32 E-139-44-13.14</text:p>
          </table:table-cell>
          <table:table-cell table:style-name="ce24" table:formula="of:=IF([.E20]=&quot;&quot;;[.C20];CONCATENATE([.C20];&quot; / &quot;;[.E20]))" office:value-type="string" office:string-value=":m 東和 PHOTO / 191101f / 巣鴨駅 / 豊島区巣鴨２丁目計画 / １名 / ホクシン設備（合田工務店） / 現場状況 / N-35-44-7.32 E-139-44-13.14 / N-35-44-7.32 E-139-44-13.14">
            <text:p>:m 東和 PHOTO / 191101f / 巣鴨駅 / 豊島区巣鴨２丁目計画 / １名 / ホクシン設備（合田工務店） / 現場状況 / N-35-44-7.32 E-139-44-13.14 / N-35-44-7.32 E-139-44-13.14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19-11-01_07-26-34_000.jpg</text:p>
          </table:table-cell>
          <table:table-cell table:style-name="ce3" office:value-type="string">
            <text:p>:m 東和 PHOTO / 191101f / 巣鴨駅 / 豊島区巣鴨２丁目計画 / １名 / ホクシン設備（合田工務店） / 現場状況 / N-35-44-7.36 E-139-44-13.14</text:p>
          </table:table-cell>
          <table:table-cell table:style-name="ce14"/>
          <table:table-cell table:style-name="ce3" table:formula="of:=[.F21]" office:value-type="string" office:string-value="N-35-44-7.36 E-139-44-13.14">
            <text:p>N-35-44-7.36 E-139-44-13.14</text:p>
          </table:table-cell>
          <table:table-cell table:style-name="ce3" office:value-type="string">
            <text:p>N-35-44-7.36 E-139-44-13.14</text:p>
          </table:table-cell>
          <table:table-cell table:style-name="ce24" table:formula="of:=IF([.E21]=&quot;&quot;;[.C21];CONCATENATE([.C21];&quot; / &quot;;[.E21]))" office:value-type="string" office:string-value=":m 東和 PHOTO / 191101f / 巣鴨駅 / 豊島区巣鴨２丁目計画 / １名 / ホクシン設備（合田工務店） / 現場状況 / N-35-44-7.36 E-139-44-13.14 / N-35-44-7.36 E-139-44-13.14">
            <text:p>:m 東和 PHOTO / 191101f / 巣鴨駅 / 豊島区巣鴨２丁目計画 / １名 / ホクシン設備（合田工務店） / 現場状況 / N-35-44-7.36 E-139-44-13.14 / N-35-44-7.36 E-139-44-13.14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19-11-01_07-26-58_000.jpg</text:p>
          </table:table-cell>
          <table:table-cell table:style-name="ce3" office:value-type="string">
            <text:p>:m 東和 PHOTO / 191101f / 巣鴨駅 / 豊島区巣鴨２丁目計画 / １名 / ホクシン設備（合田工務店） / 現場状況 / N-35-44-7.38 E-139-44-13.31</text:p>
          </table:table-cell>
          <table:table-cell table:style-name="ce12"/>
          <table:table-cell table:style-name="ce3" table:formula="of:=[.F22]" office:value-type="string" office:string-value="N-35-44-7.38 E-139-44-13.31">
            <text:p>N-35-44-7.38 E-139-44-13.31</text:p>
          </table:table-cell>
          <table:table-cell table:style-name="ce3" office:value-type="string">
            <text:p>N-35-44-7.38 E-139-44-13.31</text:p>
          </table:table-cell>
          <table:table-cell table:style-name="ce24" table:formula="of:=IF([.E22]=&quot;&quot;;[.C22];CONCATENATE([.C22];&quot; / &quot;;[.E22]))" office:value-type="string" office:string-value=":m 東和 PHOTO / 191101f / 巣鴨駅 / 豊島区巣鴨２丁目計画 / １名 / ホクシン設備（合田工務店） / 現場状況 / N-35-44-7.38 E-139-44-13.31 / N-35-44-7.38 E-139-44-13.31">
            <text:p>:m 東和 PHOTO / 191101f / 巣鴨駅 / 豊島区巣鴨２丁目計画 / １名 / ホクシン設備（合田工務店） / 現場状況 / N-35-44-7.38 E-139-44-13.31 / N-35-44-7.38 E-139-44-13.31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19-11-01_07-27-01_000.jpg</text:p>
          </table:table-cell>
          <table:table-cell table:style-name="ce3" office:value-type="string">
            <text:p>:m 東和 PHOTO / 191101f / 巣鴨駅 / 豊島区巣鴨２丁目計画 / １名 / ホクシン設備（合田工務店） / 現場状況 / N-35-44-7.38 E-139-44-13.31</text:p>
          </table:table-cell>
          <table:table-cell table:style-name="ce3"/>
          <table:table-cell table:style-name="ce3" table:formula="of:=[.F23]" office:value-type="string" office:string-value="N-35-44-7.38 E-139-44-13.31">
            <text:p>N-35-44-7.38 E-139-44-13.31</text:p>
          </table:table-cell>
          <table:table-cell table:style-name="ce3" office:value-type="string">
            <text:p>N-35-44-7.38 E-139-44-13.31</text:p>
          </table:table-cell>
          <table:table-cell table:style-name="ce24" table:formula="of:=IF([.E23]=&quot;&quot;;[.C23];CONCATENATE([.C23];&quot; / &quot;;[.E23]))" office:value-type="string" office:string-value=":m 東和 PHOTO / 191101f / 巣鴨駅 / 豊島区巣鴨２丁目計画 / １名 / ホクシン設備（合田工務店） / 現場状況 / N-35-44-7.38 E-139-44-13.31 / N-35-44-7.38 E-139-44-13.31">
            <text:p>:m 東和 PHOTO / 191101f / 巣鴨駅 / 豊島区巣鴨２丁目計画 / １名 / ホクシン設備（合田工務店） / 現場状況 / N-35-44-7.38 E-139-44-13.31 / N-35-44-7.38 E-139-44-13.31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19-11-01_07-38-03_000.jpg</text:p>
          </table:table-cell>
          <table:table-cell table:style-name="ce3" office:value-type="string">
            <text:p>:m 東和 PHOTO / 191101f / 巣鴨駅 / 豊島区巣鴨２丁目計画 / １名 / ホクシン設備（合田工務店） / 現場状況 / N-35-44-7.13 E-139-44-12.87</text:p>
          </table:table-cell>
          <table:table-cell table:style-name="ce3"/>
          <table:table-cell table:style-name="ce3" table:formula="of:=[.F24]" office:value-type="string" office:string-value="N-35-44-7.13 E-139-44-12.87">
            <text:p>N-35-44-7.13 E-139-44-12.87</text:p>
          </table:table-cell>
          <table:table-cell table:style-name="ce3" office:value-type="string">
            <text:p>N-35-44-7.13 E-139-44-12.87</text:p>
          </table:table-cell>
          <table:table-cell table:style-name="ce24" table:formula="of:=IF([.E24]=&quot;&quot;;[.C24];CONCATENATE([.C24];&quot; / &quot;;[.E24]))" office:value-type="string" office:string-value=":m 東和 PHOTO / 191101f / 巣鴨駅 / 豊島区巣鴨２丁目計画 / １名 / ホクシン設備（合田工務店） / 現場状況 / N-35-44-7.13 E-139-44-12.87 / N-35-44-7.13 E-139-44-12.87">
            <text:p>:m 東和 PHOTO / 191101f / 巣鴨駅 / 豊島区巣鴨２丁目計画 / １名 / ホクシン設備（合田工務店） / 現場状況 / N-35-44-7.13 E-139-44-12.87 / N-35-44-7.13 E-139-44-12.87</text:p>
          </table:table-cell>
          <table:table-cell table:style-name="ce25" table:number-columns-repeated="2"/>
          <table:table-cell table:number-columns-repeated="1015"/>
        </table:table-row>
        <table:table-row table:style-name="ro7">
          <table:table-cell table:style-name="ce3" office:value-type="float" office:value="24">
            <text:p>24</text:p>
          </table:table-cell>
          <table:table-cell table:style-name="ce3" office:value-type="string">
            <text:p>2019-11-01_07-44-29_000.jpg</text:p>
          </table:table-cell>
          <table:table-cell table:style-name="ce14" office:value-type="string">
            <text:p>:PHOTO 記録しておきたいもの / @巣鴨駅、東和現場 / 「スリット」、ダンボール製の梱包箱 / N-35-44-7.32 E-139-44-13.25</text:p>
          </table:table-cell>
          <table:table-cell table:style-name="ce3"/>
          <table:table-cell table:style-name="ce3" table:formula="of:=[.F25]" office:value-type="string" office:string-value="N-35-44-7.32 E-139-44-13.25">
            <text:p>N-35-44-7.32 E-139-44-13.25</text:p>
          </table:table-cell>
          <table:table-cell table:style-name="ce3" office:value-type="string">
            <text:p>N-35-44-7.32 E-139-44-13.25</text:p>
          </table:table-cell>
          <table:table-cell table:style-name="ce24" table:formula="of:=IF([.E25]=&quot;&quot;;[.C25];CONCATENATE([.C25];&quot; / &quot;;[.E25]))" office:value-type="string" office:string-value=":PHOTO 記録しておきたいもの / @巣鴨駅、東和現場 / 「スリット」、ダンボール製の梱包箱 / N-35-44-7.32 E-139-44-13.25 / N-35-44-7.32 E-139-44-13.25">
            <text:p>:PHOTO 記録しておきたいもの / @巣鴨駅、東和現場 / 「スリット」、ダンボール製の梱包箱 / N-35-44-7.32 E-139-44-13.25 / N-35-44-7.32 E-139-44-13.25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19-11-01_14-38-28_000.jpg</text:p>
          </table:table-cell>
          <table:table-cell table:style-name="ce3" office:value-type="string">
            <text:p>:m 東和 PHOTO / 191101f / 巣鴨駅 / 豊島区巣鴨２丁目計画 / １名 / ホクシン設備（合田工務店） / 現場状況、電話番号のリスト / N-35-44-8.3 E-139-44-14.3</text:p>
          </table:table-cell>
          <table:table-cell table:style-name="ce3"/>
          <table:table-cell table:style-name="ce3" table:formula="of:=[.F26]" office:value-type="string" office:string-value="N-35-44-8.3 E-139-44-14.3">
            <text:p>N-35-44-8.3 E-139-44-14.3</text:p>
          </table:table-cell>
          <table:table-cell table:style-name="ce3" office:value-type="string">
            <text:p>N-35-44-8.3 E-139-44-14.3</text:p>
          </table:table-cell>
          <table:table-cell table:style-name="ce24" table:formula="of:=IF([.E26]=&quot;&quot;;[.C26];CONCATENATE([.C26];&quot; / &quot;;[.E26]))" office:value-type="string" office:string-value=":m 東和 PHOTO / 191101f / 巣鴨駅 / 豊島区巣鴨２丁目計画 / １名 / ホクシン設備（合田工務店） / 現場状況、電話番号のリスト / N-35-44-8.3 E-139-44-14.3 / N-35-44-8.3 E-139-44-14.3">
            <text:p>:m 東和 PHOTO / 191101f / 巣鴨駅 / 豊島区巣鴨２丁目計画 / １名 / ホクシン設備（合田工務店） / 現場状況、電話番号のリスト / N-35-44-8.3 E-139-44-14.3 / N-35-44-8.3 E-139-44-14.3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19-11-01_14-38-34_000.jpg</text:p>
          </table:table-cell>
          <table:table-cell table:style-name="ce3" office:value-type="string">
            <text:p>:m 東和 PHOTO / 191101f / 巣鴨駅 / 豊島区巣鴨２丁目計画 / １名 / ホクシン設備（合田工務店） / 現場状況、電話番号のリスト / N-35-44-8.3 E-139-44-14.3</text:p>
          </table:table-cell>
          <table:table-cell table:style-name="ce13"/>
          <table:table-cell table:style-name="ce3" table:formula="of:=[.F27]" office:value-type="string" office:string-value="N-35-44-8.3 E-139-44-14.3">
            <text:p>N-35-44-8.3 E-139-44-14.3</text:p>
          </table:table-cell>
          <table:table-cell table:style-name="ce3" office:value-type="string">
            <text:p>N-35-44-8.3 E-139-44-14.3</text:p>
          </table:table-cell>
          <table:table-cell table:style-name="ce24" table:formula="of:=IF([.E27]=&quot;&quot;;[.C27];CONCATENATE([.C27];&quot; / &quot;;[.E27]))" office:value-type="string" office:string-value=":m 東和 PHOTO / 191101f / 巣鴨駅 / 豊島区巣鴨２丁目計画 / １名 / ホクシン設備（合田工務店） / 現場状況、電話番号のリスト / N-35-44-8.3 E-139-44-14.3 / N-35-44-8.3 E-139-44-14.3">
            <text:p>:m 東和 PHOTO / 191101f / 巣鴨駅 / 豊島区巣鴨２丁目計画 / １名 / ホクシン設備（合田工務店） / 現場状況、電話番号のリスト / N-35-44-8.3 E-139-44-14.3 / N-35-44-8.3 E-139-44-14.3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19-11-01_15-00-18_000.jpg</text:p>
          </table:table-cell>
          <table:table-cell table:style-name="ce6" office:value-type="string">
            <text:p>JVEMV6 52#2 / 52. 自然観察 / 2. grass / field_photos / 樹木 / @東和現場の近く、とげ抜き地蔵境内 / 葉っぱ、実 / N-35-44-9.04 E-139-44-8.75</text:p>
          </table:table-cell>
          <table:table-cell table:style-name="ce14"/>
          <table:table-cell table:style-name="ce3" table:formula="of:=[.F28]" office:value-type="string" office:string-value="N-35-44-9.04 E-139-44-8.75">
            <text:p>N-35-44-9.04 E-139-44-8.75</text:p>
          </table:table-cell>
          <table:table-cell table:style-name="ce3" office:value-type="string">
            <text:p>N-35-44-9.04 E-139-44-8.75</text:p>
          </table:table-cell>
          <table:table-cell table:style-name="ce24" table:formula="of:=IF([.E28]=&quot;&quot;;[.C28];CONCATENATE([.C28];&quot; / &quot;;[.E28]))" office:value-type="string" office:string-value="JVEMV6 52#2 / 52. 自然観察 / 2. grass / field_photos / 樹木 / @東和現場の近く、とげ抜き地蔵境内 / 葉っぱ、実 / N-35-44-9.04 E-139-44-8.75 / N-35-44-9.04 E-139-44-8.75">
            <text:p>JVEMV6 52#2 / 52. 自然観察 / 2. grass / field_photos / 樹木 / @東和現場の近く、とげ抜き地蔵境内 / 葉っぱ、実 / N-35-44-9.04 E-139-44-8.75 / N-35-44-9.04 E-139-44-8.75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19-11-01_15-00-23_000.jpg</text:p>
          </table:table-cell>
          <table:table-cell table:style-name="ce6" office:value-type="string">
            <text:p>JVEMV6 52#2 / 52. 自然観察 / 2. grass / field_photos / 樹木 / @東和現場の近く、とげ抜き地蔵境内 / 葉っぱ、実 / N-35-44-9.09 E-139-44-8.64</text:p>
          </table:table-cell>
          <table:table-cell table:style-name="ce12"/>
          <table:table-cell table:style-name="ce3" table:formula="of:=[.F29]" office:value-type="string" office:string-value="N-35-44-9.09 E-139-44-8.64">
            <text:p>N-35-44-9.09 E-139-44-8.64</text:p>
          </table:table-cell>
          <table:table-cell table:style-name="ce3" office:value-type="string">
            <text:p>N-35-44-9.09 E-139-44-8.64</text:p>
          </table:table-cell>
          <table:table-cell table:style-name="ce24" table:formula="of:=IF([.E29]=&quot;&quot;;[.C29];CONCATENATE([.C29];&quot; / &quot;;[.E29]))" office:value-type="string" office:string-value="JVEMV6 52#2 / 52. 自然観察 / 2. grass / field_photos / 樹木 / @東和現場の近く、とげ抜き地蔵境内 / 葉っぱ、実 / N-35-44-9.09 E-139-44-8.64 / N-35-44-9.09 E-139-44-8.64">
            <text:p>JVEMV6 52#2 / 52. 自然観察 / 2. grass / field_photos / 樹木 / @東和現場の近く、とげ抜き地蔵境内 / 葉っぱ、実 / N-35-44-9.09 E-139-44-8.64 / N-35-44-9.09 E-139-44-8.64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19-11-01_15-00-33_000.jpg</text:p>
          </table:table-cell>
          <table:table-cell table:style-name="ce6" office:value-type="string">
            <text:p>JVEMV6 52#2 / 52. 自然観察 / 2. grass / field_photos / 樹木 / @東和現場の近く、とげ抜き地蔵境内 / 葉っぱ、実 / N-35-44-9.15 E-139-44-8.69</text:p>
          </table:table-cell>
          <table:table-cell table:style-name="ce3"/>
          <table:table-cell table:style-name="ce3" table:formula="of:=[.F30]" office:value-type="string" office:string-value="N-35-44-9.15 E-139-44-8.69">
            <text:p>N-35-44-9.15 E-139-44-8.69</text:p>
          </table:table-cell>
          <table:table-cell table:style-name="ce3" office:value-type="string">
            <text:p>N-35-44-9.15 E-139-44-8.69</text:p>
          </table:table-cell>
          <table:table-cell table:style-name="ce24" table:formula="of:=IF([.E30]=&quot;&quot;;[.C30];CONCATENATE([.C30];&quot; / &quot;;[.E30]))" office:value-type="string" office:string-value="JVEMV6 52#2 / 52. 自然観察 / 2. grass / field_photos / 樹木 / @東和現場の近く、とげ抜き地蔵境内 / 葉っぱ、実 / N-35-44-9.15 E-139-44-8.69 / N-35-44-9.15 E-139-44-8.69">
            <text:p>JVEMV6 52#2 / 52. 自然観察 / 2. grass / field_photos / 樹木 / @東和現場の近く、とげ抜き地蔵境内 / 葉っぱ、実 / N-35-44-9.15 E-139-44-8.69 / N-35-44-9.15 E-139-44-8.69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19-11-01_15-00-46_000.jpg</text:p>
          </table:table-cell>
          <table:table-cell table:style-name="ce6" office:value-type="string">
            <text:p>JVEMV6 52#2 / 52. 自然観察 / 2. grass / field_photos / 樹木 / @東和現場の近く、とげ抜き地蔵境内 / 葉っぱ、実 / N-35-44-9.52 E-139-44-8.09</text:p>
          </table:table-cell>
          <table:table-cell table:style-name="ce3"/>
          <table:table-cell table:style-name="ce3" table:formula="of:=[.F31]" office:value-type="string" office:string-value="N-35-44-9.52 E-139-44-8.09">
            <text:p>N-35-44-9.52 E-139-44-8.09</text:p>
          </table:table-cell>
          <table:table-cell table:style-name="ce3" office:value-type="string">
            <text:p>N-35-44-9.52 E-139-44-8.09</text:p>
          </table:table-cell>
          <table:table-cell table:style-name="ce24" table:formula="of:=IF([.E31]=&quot;&quot;;[.C31];CONCATENATE([.C31];&quot; / &quot;;[.E31]))" office:value-type="string" office:string-value="JVEMV6 52#2 / 52. 自然観察 / 2. grass / field_photos / 樹木 / @東和現場の近く、とげ抜き地蔵境内 / 葉っぱ、実 / N-35-44-9.52 E-139-44-8.09 / N-35-44-9.52 E-139-44-8.09">
            <text:p>JVEMV6 52#2 / 52. 自然観察 / 2. grass / field_photos / 樹木 / @東和現場の近く、とげ抜き地蔵境内 / 葉っぱ、実 / N-35-44-9.52 E-139-44-8.09 / N-35-44-9.52 E-139-44-8.09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19-11-01_15-01-40_000.jpg</text:p>
          </table:table-cell>
          <table:table-cell table:style-name="ce6" office:value-type="string">
            <text:p>JVEMV6 52#2 / 52. 自然観察 / 2. grass / field_photos / 雑草、草本 / @東和現場の近く、とげ抜き地蔵境内 / 葉っぱ、花 / N-35-44-9.56 E-139-44-7.27</text:p>
          </table:table-cell>
          <table:table-cell table:style-name="ce3"/>
          <table:table-cell table:style-name="ce3" table:formula="of:=[.F32]" office:value-type="string" office:string-value="N-35-44-9.56 E-139-44-7.27">
            <text:p>N-35-44-9.56 E-139-44-7.27</text:p>
          </table:table-cell>
          <table:table-cell table:style-name="ce3" office:value-type="string">
            <text:p>N-35-44-9.56 E-139-44-7.27</text:p>
          </table:table-cell>
          <table:table-cell table:style-name="ce24" table:formula="of:=IF([.E32]=&quot;&quot;;[.C32];CONCATENATE([.C32];&quot; / &quot;;[.E32]))" office:value-type="string" office:string-value="JVEMV6 52#2 / 52. 自然観察 / 2. grass / field_photos / 雑草、草本 / @東和現場の近く、とげ抜き地蔵境内 / 葉っぱ、花 / N-35-44-9.56 E-139-44-7.27 / N-35-44-9.56 E-139-44-7.27">
            <text:p>JVEMV6 52#2 / 52. 自然観察 / 2. grass / field_photos / 雑草、草本 / @東和現場の近く、とげ抜き地蔵境内 / 葉っぱ、花 / N-35-44-9.56 E-139-44-7.27 / N-35-44-9.56 E-139-44-7.27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19-11-01_15-01-47_000.jpg</text:p>
          </table:table-cell>
          <table:table-cell table:style-name="ce6" office:value-type="string">
            <text:p>JVEMV6 52#2 / 52. 自然観察 / 2. grass / field_photos / 雑草、草本 / @東和現場の近く、とげ抜き地蔵境内 / 葉っぱ、花 / N-35-44-9.46 E-139-44-7.49</text:p>
          </table:table-cell>
          <table:table-cell table:style-name="ce3"/>
          <table:table-cell table:style-name="ce3" table:formula="of:=[.F33]" office:value-type="string" office:string-value="N-35-44-9.46 E-139-44-7.49">
            <text:p>N-35-44-9.46 E-139-44-7.49</text:p>
          </table:table-cell>
          <table:table-cell table:style-name="ce3" office:value-type="string">
            <text:p>N-35-44-9.46 E-139-44-7.49</text:p>
          </table:table-cell>
          <table:table-cell table:style-name="ce24" table:formula="of:=IF([.E33]=&quot;&quot;;[.C33];CONCATENATE([.C33];&quot; / &quot;;[.E33]))" office:value-type="string" office:string-value="JVEMV6 52#2 / 52. 自然観察 / 2. grass / field_photos / 雑草、草本 / @東和現場の近く、とげ抜き地蔵境内 / 葉っぱ、花 / N-35-44-9.46 E-139-44-7.49 / N-35-44-9.46 E-139-44-7.49">
            <text:p>JVEMV6 52#2 / 52. 自然観察 / 2. grass / field_photos / 雑草、草本 / @東和現場の近く、とげ抜き地蔵境内 / 葉っぱ、花 / N-35-44-9.46 E-139-44-7.49 / N-35-44-9.46 E-139-44-7.49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string">
            <text:p>2019-11-01_15-02-09_000.jpg</text:p>
          </table:table-cell>
          <table:table-cell table:style-name="ce6" office:value-type="string">
            <text:p>JVEMV6 52#2 / 52. 自然観察 / 2. grass / field_photos / 雑草、草本 / @東和現場の近く、とげ抜き地蔵境内 / 葉っぱ、花 / N-35-44-9.74 E-139-44-7.6</text:p>
          </table:table-cell>
          <table:table-cell table:style-name="ce3"/>
          <table:table-cell table:style-name="ce3" table:formula="of:=[.F34]" office:value-type="string" office:string-value="N-35-44-9.74 E-139-44-7.6">
            <text:p>N-35-44-9.74 E-139-44-7.6</text:p>
          </table:table-cell>
          <table:table-cell table:style-name="ce3" office:value-type="string">
            <text:p>N-35-44-9.74 E-139-44-7.6</text:p>
          </table:table-cell>
          <table:table-cell table:style-name="ce24" table:formula="of:=IF([.E34]=&quot;&quot;;[.C34];CONCATENATE([.C34];&quot; / &quot;;[.E34]))" office:value-type="string" office:string-value="JVEMV6 52#2 / 52. 自然観察 / 2. grass / field_photos / 雑草、草本 / @東和現場の近く、とげ抜き地蔵境内 / 葉っぱ、花 / N-35-44-9.74 E-139-44-7.6 / N-35-44-9.74 E-139-44-7.6">
            <text:p>JVEMV6 52#2 / 52. 自然観察 / 2. grass / field_photos / 雑草、草本 / @東和現場の近く、とげ抜き地蔵境内 / 葉っぱ、花 / N-35-44-9.74 E-139-44-7.6 / N-35-44-9.74 E-139-44-7.6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2019-11-01_17-41-09_000.jpg</text:p>
          </table:table-cell>
          <table:table-cell table:style-name="ce3" office:value-type="string">
            <text:p>:m 東和 PHOTO / 191101f / 巣鴨駅 / 豊島区巣鴨２丁目計画 / １名 / ホクシン設備（合田工務店） / 日報</text:p>
          </table:table-cell>
          <table:table-cell table:style-name="ce3"/>
          <table:table-cell table:style-name="ce3"/>
          <table:table-cell table:style-name="ce3" office:value-type="string">
            <text:p>N-35-35-28.02 E-139-34-49.71</text:p>
          </table:table-cell>
          <table:table-cell table:style-name="ce24" table:formula="of:=IF([.E35]=&quot;&quot;;[.C35];CONCATENATE([.C35];&quot; / &quot;;[.E35]))" office:value-type="string" office:string-value=":m 東和 PHOTO / 191101f / 巣鴨駅 / 豊島区巣鴨２丁目計画 / １名 / ホクシン設備（合田工務店） / 日報">
            <text:p>:m 東和 PHOTO / 191101f / 巣鴨駅 / 豊島区巣鴨２丁目計画 / １名 / ホクシン設備（合田工務店） / 日報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string">
            <text:p>2019-11-01_18-58-37_000.jpg</text:p>
          </table:table-cell>
          <table:table-cell table:style-name="ce3" office:value-type="string">
            <text:p>:m music / log / gt / || s.1:et-9,patt,for=右指、速弾き,em=patt-3;p2;new,R=~</text:p>
          </table:table-cell>
          <table:table-cell table:style-name="ce3"/>
          <table:table-cell table:style-name="ce3"/>
          <table:table-cell table:style-name="ce3" office:value-type="string">
            <text:p>N-35-35-28.71 E-139-34-49.38</text:p>
          </table:table-cell>
          <table:table-cell table:style-name="ce24" table:formula="of:=IF([.E36]=&quot;&quot;;[.C36];CONCATENATE([.C36];&quot; / &quot;;[.E36]))" office:value-type="string" office:string-value=":m music / log / gt / || s.1:et-9,patt,for=右指、速弾き,em=patt-3;p2;new,R=~">
            <text:p>:m music / log / gt / || s.1:et-9,patt,for=右指、速弾き,em=patt-3;p2;new,R=~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string">
            <text:p>2019-11-01_18-59-10_000.jpg</text:p>
          </table:table-cell>
          <table:table-cell table:style-name="ce6" office:value-type="string">
            <text:p>:m music / log / gt / memos-eigen / et-9 / p.2 || s.1:patt-3,t.80</text:p>
          </table:table-cell>
          <table:table-cell table:style-name="ce3"/>
          <table:table-cell table:style-name="ce3"/>
          <table:table-cell table:style-name="ce3" office:value-type="string">
            <text:p>N-35-35-28.71 E-139-34-49.22</text:p>
          </table:table-cell>
          <table:table-cell table:style-name="ce24" table:formula="of:=IF([.E37]=&quot;&quot;;[.C37];CONCATENATE([.C37];&quot; / &quot;;[.E37]))" office:value-type="string" office:string-value=":m music / log / gt / memos-eigen / et-9 / p.2 || s.1:patt-3,t.80">
            <text:p>:m music / log / gt / memos-eigen / et-9 / p.2 || s.1:patt-3,t.8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string">
            <text:p>2019-11-01_20-58-33_000.jpg</text:p>
          </table:table-cell>
          <table:table-cell table:style-name="ce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4 E-139-34-49.71</text:p>
          </table:table-cell>
          <table:table-cell table:style-name="ce24" table:formula="of:=IF([.E38]=&quot;&quot;;[.C38];CONCATENATE([.C38];&quot; / &quot;;[.E38]))" office:value-type="string" office:string-value=":m 食べた物">
            <text:p>:m 食べた物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string">
            <text:p>2019-11-01_22-21-39_000.jpg</text:p>
          </table:table-cell>
          <table:table-cell table:style-name="ce6" office:value-type="string">
            <text:p>-*</text:p>
          </table:table-cell>
          <table:table-cell table:style-name="ce14"/>
          <table:table-cell table:style-name="ce3"/>
          <table:table-cell table:style-name="ce3" office:value-type="string">
            <text:p>N-35-35-28.34 E-139-34-49.49</text:p>
          </table:table-cell>
          <table:table-cell table:style-name="ce24" table:formula="of:=IF([.E39]=&quot;&quot;;[.C39];CONCATENATE([.C39];&quot; / &quot;;[.E39]))" office:value-type="string" office:string-value="-*">
            <text:p>-*</text:p>
          </table:table-cell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3" office:value-type="float" office:value="39">
            <text:p>39</text:p>
          </table:table-cell>
          <table:table-cell table:style-name="ce3" office:value-type="string">
            <text:p>2019-11-02_01-47-52_000.png</text:p>
          </table:table-cell>
          <table:table-cell table:style-name="ce12" office:value-type="string">
            <text:p>:m other / log / 寝る前　ウェブ閲覧　記録 / 就寝前の、動画閲覧 || :m :PHOTO 寝た時刻 / 2019</text:p>
          </table:table-cell>
          <table:table-cell table:style-name="ce12"/>
          <table:table-cell table:style-name="ce3"/>
          <table:table-cell table:style-name="ce3"/>
          <table:table-cell table:style-name="ce24" table:formula="of:=IF([.E40]=&quot;&quot;;[.C40];CONCATENATE([.C40];&quot; / &quot;;[.E40]))" office:value-type="string" office:string-value=":m other / log / 寝る前　ウェブ閲覧　記録 / 就寝前の、動画閲覧 || :m :PHOTO 寝た時刻 / 2019">
            <text:p>:m other / log / 寝る前　ウェブ閲覧　記録 / 就寝前の、動画閲覧 || :m :PHOTO 寝た時刻 / 2019</text:p>
          </table:table-cell>
          <table:table-cell table:style-name="ce25" table:number-columns-repeated="2"/>
          <table:table-cell table:number-columns-repeated="1015"/>
        </table:table-row>
        <table:table-row table:style-name="ro8">
          <table:table-cell table:style-name="ce3" office:value-type="float" office:value="40">
            <text:p>40</text:p>
          </table:table-cell>
          <table:table-cell table:style-name="ce3" office:value-type="string">
            <text:p>2019-11-02_06-03-28_000.jpg</text:p>
          </table:table-cell>
          <table:table-cell table:style-name="ce14" office:value-type="string">
            <text:p>:m :PHOTO 起きた時刻 / 2019</text:p>
          </table:table-cell>
          <table:table-cell table:style-name="ce14"/>
          <table:table-cell table:style-name="ce3"/>
          <table:table-cell table:style-name="ce3" office:value-type="string">
            <text:p>N-35-35-28.37 E-139-34-49.76</text:p>
          </table:table-cell>
          <table:table-cell table:style-name="ce24" table:formula="of:=IF([.E41]=&quot;&quot;;[.C41];CONCATENATE([.C41];&quot; / &quot;;[.E41]))" office:value-type="string" office:string-value=":m :PHOTO 起きた時刻 / 2019">
            <text:p>:m :PHOTO 起きた時刻 / 2019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1]+1" office:value-type="float" office:value="41">
            <text:p>41</text:p>
          </table:table-cell>
          <table:table-cell table:style-name="ce3" office:value-type="string">
            <text:p>2019-10-31_08-35-36_000.mov</text:p>
          </table:table-cell>
          <table:table-cell table:style-name="ce6" office:value-type="string">
            <text:p>:VIDEO / @自宅 / メモ / 護身術 / クラブ・マガ / 避ける、体捌き / comment-on=2019-10-31_07-31-00_000.mov</text:p>
          </table:table-cell>
          <table:table-cell table:style-name="ce3"/>
          <table:table-cell table:style-name="ce3"/>
          <table:table-cell table:style-name="ce3" office:value-type="string">
            <text:p>N-35-35-28.74 E-139-34-49.16</text:p>
          </table:table-cell>
          <table:table-cell table:style-name="ce24" table:formula="of:=IF([.E42]=&quot;&quot;;[.C42];CONCATENATE([.C42];&quot; / &quot;;[.E42]))" office:value-type="string" office:string-value=":VIDEO / @自宅 / メモ / 護身術 / クラブ・マガ / 避ける、体捌き / comment-on=2019-10-31_07-31-00_000.mov">
            <text:p>:VIDEO / @自宅 / メモ / 護身術 / クラブ・マガ / 避ける、体捌き / comment-on=2019-10-31_07-31-00_000.mov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2]+1" office:value-type="float" office:value="42">
            <text:p>42</text:p>
          </table:table-cell>
          <table:table-cell table:style-name="ce3" office:value-type="string">
            <text:p>2019-10-31_15-27-03_000.mov</text:p>
          </table:table-cell>
          <table:table-cell table:style-name="ce6" office:value-type="string">
            <text:p>:VIDEO / @自宅 / メモ / guitar,gt / 演奏、play / g-1031-1 / st-1 rev,em=p4;s1.n;k.A</text:p>
          </table:table-cell>
          <table:table-cell table:style-name="ce3"/>
          <table:table-cell table:style-name="ce3"/>
          <table:table-cell table:style-name="ce3" office:value-type="string">
            <text:p>N-35-35-28.71 E-139-34-49.71</text:p>
          </table:table-cell>
          <table:table-cell table:style-name="ce24" table:formula="of:=IF([.E43]=&quot;&quot;;[.C43];CONCATENATE([.C43];&quot; / &quot;;[.E43]))" office:value-type="string" office:string-value=":VIDEO / @自宅 / メモ / guitar,gt / 演奏、play / g-1031-1 / st-1 rev,em=p4;s1.n;k.A">
            <text:p>:VIDEO / @自宅 / メモ / guitar,gt / 演奏、play / g-1031-1 / st-1 rev,em=p4;s1.n;k.A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3]+1" office:value-type="float" office:value="43">
            <text:p>43</text:p>
          </table:table-cell>
          <table:table-cell table:style-name="ce3" office:value-type="string">
            <text:p>2019-10-31_15-52-19_000.mov</text:p>
          </table:table-cell>
          <table:table-cell table:style-name="ce6" office:value-type="string">
            <text:p>:VIDEO / @自宅 / メモ / guitar,gt / 演奏、play / g-1031-2 / et-5 rev,theme=harmonics-several-locations,R=2</text:p>
          </table:table-cell>
          <table:table-cell table:style-name="ce3"/>
          <table:table-cell table:style-name="ce3"/>
          <table:table-cell table:style-name="ce3" office:value-type="string">
            <text:p>N-35-35-28.96 E-139-34-49.32</text:p>
          </table:table-cell>
          <table:table-cell table:style-name="ce24" table:formula="of:=IF([.E44]=&quot;&quot;;[.C44];CONCATENATE([.C44];&quot; / &quot;;[.E44]))" office:value-type="string" office:string-value=":VIDEO / @自宅 / メモ / guitar,gt / 演奏、play / g-1031-2 / et-5 rev,theme=harmonics-several-locations,R=2">
            <text:p>:VIDEO / @自宅 / メモ / guitar,gt / 演奏、play / g-1031-2 / et-5 rev,theme=harmonics-several-locations,R=2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4]+1" office:value-type="float" office:value="44">
            <text:p>44</text:p>
          </table:table-cell>
          <table:table-cell table:style-name="ce3" office:value-type="string">
            <text:p>2019-10-31_18-39-57_000.mov</text:p>
          </table:table-cell>
          <table:table-cell table:style-name="ce6" office:value-type="string">
            <text:p>:VIDEO / @自宅 / メモ / 筋トレ / 重り、あちこち振り、４L＋３ｋｇ / menu,list</text:p>
          </table:table-cell>
          <table:table-cell table:style-name="ce3"/>
          <table:table-cell table:style-name="ce3"/>
          <table:table-cell table:style-name="ce3" office:value-type="string">
            <text:p>N-35-35-28.52 E-139-34-49.6</text:p>
          </table:table-cell>
          <table:table-cell table:style-name="ce24" table:formula="of:=IF([.E45]=&quot;&quot;;[.C45];CONCATENATE([.C45];&quot; / &quot;;[.E45]))" office:value-type="string" office:string-value=":VIDEO / @自宅 / メモ / 筋トレ / 重り、あちこち振り、４L＋３ｋｇ / menu,list">
            <text:p>:VIDEO / @自宅 / メモ / 筋トレ / 重り、あちこち振り、４L＋３ｋｇ / menu,list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5]+1" office:value-type="float" office:value="45">
            <text:p>45</text:p>
          </table:table-cell>
          <table:table-cell table:style-name="ce3" office:value-type="string">
            <text:p>2019-11-01_04-25-51_000.mov</text:p>
          </table:table-cell>
          <table:table-cell table:style-name="ce6" office:value-type="string">
            <text:p>:VIDEO / @自宅 / 体操 / 朝 / 胸椎動かし、肩前後 / new</text:p>
          </table:table-cell>
          <table:table-cell table:style-name="ce3"/>
          <table:table-cell table:style-name="ce3"/>
          <table:table-cell table:style-name="ce3" office:value-type="string">
            <text:p>N-35-35-28.9 E-139-34-49.49</text:p>
          </table:table-cell>
          <table:table-cell table:style-name="ce24" table:formula="of:=IF([.E46]=&quot;&quot;;[.C46];CONCATENATE([.C46];&quot; / &quot;;[.E46]))" office:value-type="string" office:string-value=":VIDEO / @自宅 / 体操 / 朝 / 胸椎動かし、肩前後 / new">
            <text:p>:VIDEO / @自宅 / 体操 / 朝 / 胸椎動かし、肩前後 / new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6]+1" office:value-type="float" office:value="46">
            <text:p>46</text:p>
          </table:table-cell>
          <table:table-cell table:style-name="ce3" office:value-type="string">
            <text:p>2019-11-01_05-00-11_000.mov</text:p>
          </table:table-cell>
          <table:table-cell table:style-name="ce6" office:value-type="string">
            <text:p>:VIDEO / @自宅 / 体操 / ストレッチ / 肩、右 / 追加 / 戻し方</text:p>
          </table:table-cell>
          <table:table-cell table:style-name="ce3"/>
          <table:table-cell table:style-name="ce3"/>
          <table:table-cell table:style-name="ce3" office:value-type="string">
            <text:p>N-35-35-28.42 E-139-34-49.71</text:p>
          </table:table-cell>
          <table:table-cell table:style-name="ce24" table:formula="of:=IF([.E47]=&quot;&quot;;[.C47];CONCATENATE([.C47];&quot; / &quot;;[.E47]))" office:value-type="string" office:string-value=":VIDEO / @自宅 / 体操 / ストレッチ / 肩、右 / 追加 / 戻し方">
            <text:p>:VIDEO / @自宅 / 体操 / ストレッチ / 肩、右 / 追加 / 戻し方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7]+1" office:value-type="float" office:value="47">
            <text:p>47</text:p>
          </table:table-cell>
          <table:table-cell table:style-name="ce3" office:value-type="string">
            <text:p>2019-11-01_19-20-23_000.mov</text:p>
          </table:table-cell>
          <table:table-cell table:style-name="ce6" office:value-type="string">
            <text:p>:VIDEO / @自宅 / メモ / 筋トレ / ゴムひも / 両手、引き伸ばし、横方向、胸の前</text:p>
          </table:table-cell>
          <table:table-cell table:style-name="ce3"/>
          <table:table-cell table:style-name="ce3"/>
          <table:table-cell table:style-name="ce3" office:value-type="string">
            <text:p>N-35-35-28.44 E-139-34-50.04</text:p>
          </table:table-cell>
          <table:table-cell table:style-name="ce24" table:formula="of:=IF([.E48]=&quot;&quot;;[.C48];CONCATENATE([.C48];&quot; / &quot;;[.E48]))" office:value-type="string" office:string-value=":VIDEO / @自宅 / メモ / 筋トレ / ゴムひも / 両手、引き伸ばし、横方向、胸の前">
            <text:p>:VIDEO / @自宅 / メモ / 筋トレ / ゴムひも / 両手、引き伸ばし、横方向、胸の前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8]+1" office:value-type="float" office:value="48">
            <text:p>48</text:p>
          </table:table-cell>
          <table:table-cell table:style-name="ce3" office:value-type="string">
            <text:p>2019-11-01_23-15-25_000.mov</text:p>
          </table:table-cell>
          <table:table-cell table:style-name="ce6" office:value-type="string">
            <text:p>:VIDEO / @自宅 / ストレッチ / 胸椎、伸ばし、上体旋回、「胸椎横旋回」</text:p>
          </table:table-cell>
          <table:table-cell table:style-name="ce3"/>
          <table:table-cell table:style-name="ce3"/>
          <table:table-cell table:style-name="ce3" office:value-type="string">
            <text:p>N-35-35-28.42 E-139-34-49.82</text:p>
          </table:table-cell>
          <table:table-cell table:style-name="ce24" table:formula="of:=IF([.E49]=&quot;&quot;;[.C49];CONCATENATE([.C49];&quot; / &quot;;[.E49]))" office:value-type="string" office:string-value=":VIDEO / @自宅 / ストレッチ / 胸椎、伸ばし、上体旋回、「胸椎横旋回」">
            <text:p>:VIDEO / @自宅 / ストレッチ / 胸椎、伸ばし、上体旋回、「胸椎横旋回」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9]+1" office:value-type="float" office:value="49">
            <text:p>49</text:p>
          </table:table-cell>
          <table:table-cell table:style-name="ce3" office:value-type="string">
            <text:p>2019-11-02_06-45-31_000.mov</text:p>
          </table:table-cell>
          <table:table-cell table:style-name="ce3" office:value-type="string">
            <text:p>:VIDEO / @自宅 / 体操 / 朝 / 腕脚、内外回し / tips / 脚の高さ</text:p>
          </table:table-cell>
          <table:table-cell table:style-name="ce3"/>
          <table:table-cell table:style-name="ce3"/>
          <table:table-cell table:style-name="ce3" office:value-type="string">
            <text:p>N-35-35-26.65 E-139-34-48.12</text:p>
          </table:table-cell>
          <table:table-cell table:style-name="ce24" table:formula="of:=IF([.E50]=&quot;&quot;;[.C50];CONCATENATE([.C50];&quot; / &quot;;[.E50]))" office:value-type="string" office:string-value=":VIDEO / @自宅 / 体操 / 朝 / 腕脚、内外回し / tips / 脚の高さ">
            <text:p>:VIDEO / @自宅 / 体操 / 朝 / 腕脚、内外回し / tips / 脚の高さ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50]+1" office:value-type="float" office:value="50">
            <text:p>50</text:p>
          </table:table-cell>
          <table:table-cell table:style-name="ce3" office:value-type="string">
            <text:p>2019-11-02_06-58-26_000.mov</text:p>
          </table:table-cell>
          <table:table-cell table:style-name="ce3" office:value-type="string">
            <text:p>:VIDEO / @自宅 / 体操 / 朝 / 上体捻り、脚交差 / tips / 腕、どこまで振るか</text:p>
          </table:table-cell>
          <table:table-cell table:style-name="ce3"/>
          <table:table-cell table:style-name="ce3"/>
          <table:table-cell table:style-name="ce3" office:value-type="string">
            <text:p>N-35-35-28.37 E-139-34-49.43</text:p>
          </table:table-cell>
          <table:table-cell table:style-name="ce24" table:formula="of:=IF([.E51]=&quot;&quot;;[.C51];CONCATENATE([.C51];&quot; / &quot;;[.E51]))" office:value-type="string" office:string-value=":VIDEO / @自宅 / 体操 / 朝 / 上体捻り、脚交差 / tips / 腕、どこまで振るか">
            <text:p>:VIDEO / @自宅 / 体操 / 朝 / 上体捻り、脚交差 / tips / 腕、どこまで振るか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51]+1" office:value-type="float" office:value="51">
            <text:p>51</text:p>
          </table:table-cell>
          <table:table-cell table:style-name="ce3" office:value-type="string">
            <text:p>2019-11-02_07-18-52_000.mov</text:p>
          </table:table-cell>
          <table:table-cell table:style-name="ce3" office:value-type="string">
            <text:p>:VIDEO / @自宅 / メモ / 護身術 / クラブ・マガ / 避ける、体捌き / 種類</text:p>
          </table:table-cell>
          <table:table-cell table:style-name="ce3"/>
          <table:table-cell table:style-name="ce3"/>
          <table:table-cell table:style-name="ce3" office:value-type="string">
            <text:p>N-35-35-28.3 E-139-34-49.93</text:p>
          </table:table-cell>
          <table:table-cell table:style-name="ce24" table:formula="of:=IF([.E52]=&quot;&quot;;[.C52];CONCATENATE([.C52];&quot; / &quot;;[.E52]))" office:value-type="string" office:string-value=":VIDEO / @自宅 / メモ / 護身術 / クラブ・マガ / 避ける、体捌き / 種類">
            <text:p>:VIDEO / @自宅 / メモ / 護身術 / クラブ・マガ / 避ける、体捌き / 種類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35-28.75 E-139-34-49.49</text:p>
          </table:table-cell>
          <table:table-cell table:style-name="ce24"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45 E-139-34-49.32</text:p>
          </table:table-cell>
          <table:table-cell table:style-name="ce24"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22 E-139-34-49.65</text:p>
          </table:table-cell>
          <table:table-cell table:style-name="ce24"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 E-139-34-49.87</text:p>
          </table:table-cell>
          <table:table-cell table:style-name="ce24"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18 E-139-34-49.16</text:p>
          </table:table-cell>
          <table:table-cell table:style-name="ce24" table:formula="of:=IF([.E57]=&quot;&quot;;[.C57];CONCATENATE([.C57];&quot; / &quot;;[.E5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76 E-139-4-57.13</text:p>
          </table:table-cell>
          <table:table-cell table:style-name="ce24" table:formula="of:=IF([.E58]=&quot;&quot;;[.C58];CONCATENATE([.C58];&quot; / &quot;;[.E5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57 E-139-4-59.1</text:p>
          </table:table-cell>
          <table:table-cell table:style-name="ce24" table:formula="of:=IF([.E59]=&quot;&quot;;[.C59];CONCATENATE([.C59];&quot; / &quot;;[.E5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3-44.39 E-139-4-58.88</text:p>
          </table:table-cell>
          <table:table-cell table:style-name="ce24" table:formula="of:=IF([.E60]=&quot;&quot;;[.C60];CONCATENATE([.C60];&quot; / &quot;;[.E60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 office:value-type="string">
            <text:p>N-35-23-44.21 E-139-4-58.66</text:p>
          </table:table-cell>
          <table:table-cell table:style-name="ce24"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3-44.31 E-139-4-58.88</text:p>
          </table:table-cell>
          <table:table-cell table:style-name="ce24" table:formula="of:=IF([.E62]=&quot;&quot;;[.C62];CONCATENATE([.C62];&quot; / &quot;;[.E62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31 E-139-4-58.88</text:p>
          </table:table-cell>
          <table:table-cell table:style-name="ce24" table:formula="of:=IF([.E63]=&quot;&quot;;[.C63];CONCATENATE([.C63];&quot; / &quot;;[.E63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31 E-139-4-58.88</text:p>
          </table:table-cell>
          <table:table-cell table:style-name="ce24" table:formula="of:=IF([.E64]=&quot;&quot;;[.C64];CONCATENATE([.C64];&quot; / &quot;;[.E64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4" table:formula="of:=IF([.E65]=&quot;&quot;;[.C65];CONCATENATE([.C65];&quot; / &quot;;[.E65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4" table:formula="of:=IF([.E66]=&quot;&quot;;[.C66];CONCATENATE([.C66];&quot; / &quot;;[.E66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4" table:formula="of:=IF([.E67]=&quot;&quot;;[.C67];CONCATENATE([.C67];&quot; / &quot;;[.E6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8.0</text:p>
          </table:table-cell>
          <table:table-cell table:style-name="ce24"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8.0</text:p>
          </table:table-cell>
          <table:table-cell table:style-name="ce24"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5 E-139-4-57.89</text:p>
          </table:table-cell>
          <table:table-cell table:style-name="ce2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2 E-139-4-58.28</text:p>
          </table:table-cell>
          <table:table-cell table:style-name="ce2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2 E-139-4-58.28</text:p>
          </table:table-cell>
          <table:table-cell table:style-name="ce2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8.17</text:p>
          </table:table-cell>
          <table:table-cell table:style-name="ce2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7 E-139-4-57.84</text:p>
          </table:table-cell>
          <table:table-cell table:style-name="ce2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4 E-139-4-57.51</text:p>
          </table:table-cell>
          <table:table-cell table:style-name="ce2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7.62</text:p>
          </table:table-cell>
          <table:table-cell table:style-name="ce2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7.73</text:p>
          </table:table-cell>
          <table:table-cell table:style-name="ce2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7.84</text:p>
          </table:table-cell>
          <table:table-cell table:style-name="ce2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8 E-139-4-57.89</text:p>
          </table:table-cell>
          <table:table-cell table:style-name="ce2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4 E-139-4-58.0</text:p>
          </table:table-cell>
          <table:table-cell table:style-name="ce2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0</text:p>
          </table:table-cell>
          <table:table-cell table:style-name="ce2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0</text:p>
          </table:table-cell>
          <table:table-cell table:style-name="ce2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7.89</text:p>
          </table:table-cell>
          <table:table-cell table:style-name="ce2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5 E-139-4-57.67</text:p>
          </table:table-cell>
          <table:table-cell table:style-name="ce2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1 E-139-4-57.73</text:p>
          </table:table-cell>
          <table:table-cell table:style-name="ce2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7 E-139-4-57.4</text:p>
          </table:table-cell>
          <table:table-cell table:style-name="ce2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2 E-139-4-57.4</text:p>
          </table:table-cell>
          <table:table-cell table:style-name="ce2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1 E-139-4-57.34</text:p>
          </table:table-cell>
          <table:table-cell table:style-name="ce2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7.29</text:p>
          </table:table-cell>
          <table:table-cell table:style-name="ce2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7.51</text:p>
          </table:table-cell>
          <table:table-cell table:style-name="ce2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7.56</text:p>
          </table:table-cell>
          <table:table-cell table:style-name="ce2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53 E-139-4-57.24</text:p>
          </table:table-cell>
          <table:table-cell table:style-name="ce2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6 E-139-4-56.8</text:p>
          </table:table-cell>
          <table:table-cell table:style-name="ce2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7 E-139-4-57.07</text:p>
          </table:table-cell>
          <table:table-cell table:style-name="ce2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7.34</text:p>
          </table:table-cell>
          <table:table-cell table:style-name="ce2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7.34</text:p>
          </table:table-cell>
          <table:table-cell table:style-name="ce2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9 E-139-4-57.67</text:p>
          </table:table-cell>
          <table:table-cell table:style-name="ce2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7 E-139-4-57.67</text:p>
          </table:table-cell>
          <table:table-cell table:style-name="ce2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7 E-139-4-57.67</text:p>
          </table:table-cell>
          <table:table-cell table:style-name="ce2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3 E-139-4-58.77</text:p>
          </table:table-cell>
          <table:table-cell table:style-name="ce2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1 E-139-4-58.39</text:p>
          </table:table-cell>
          <table:table-cell table:style-name="ce2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8 E-139-4-58.22</text:p>
          </table:table-cell>
          <table:table-cell table:style-name="ce2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6 E-139-4-58.61</text:p>
          </table:table-cell>
          <table:table-cell table:style-name="ce2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6 E-139-4-58.61</text:p>
          </table:table-cell>
          <table:table-cell table:style-name="ce2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61</text:p>
          </table:table-cell>
          <table:table-cell table:style-name="ce2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5</text:p>
          </table:table-cell>
          <table:table-cell table:style-name="ce2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9 E-139-4-58.44</text:p>
          </table:table-cell>
          <table:table-cell table:style-name="ce2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 E-139-4-58.44</text:p>
          </table:table-cell>
          <table:table-cell table:style-name="ce2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 E-139-4-58.5</text:p>
          </table:table-cell>
          <table:table-cell table:style-name="ce2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5</text:p>
          </table:table-cell>
          <table:table-cell table:style-name="ce2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4 E-139-4-58.5</text:p>
          </table:table-cell>
          <table:table-cell table:style-name="ce2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2 E-139-4-58.44</text:p>
          </table:table-cell>
          <table:table-cell table:style-name="ce2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64 E-139-4-57.95</text:p>
          </table:table-cell>
          <table:table-cell table:style-name="ce2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9 E-139-4-58.06</text:p>
          </table:table-cell>
          <table:table-cell table:style-name="ce2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5 E-139-4-58.28</text:p>
          </table:table-cell>
          <table:table-cell table:style-name="ce2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4 E-139-4-58.33</text:p>
          </table:table-cell>
          <table:table-cell table:style-name="ce2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2 E-139-4-58.22</text:p>
          </table:table-cell>
          <table:table-cell table:style-name="ce2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81 E-139-4-58.44</text:p>
          </table:table-cell>
          <table:table-cell table:style-name="ce2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81 E-139-4-58.44</text:p>
          </table:table-cell>
          <table:table-cell table:style-name="ce2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3 E-139-4-58.66</text:p>
          </table:table-cell>
          <table:table-cell table:style-name="ce2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3 E-139-4-58.66</text:p>
          </table:table-cell>
          <table:table-cell table:style-name="ce2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6 E-139-4-58.61</text:p>
          </table:table-cell>
          <table:table-cell table:style-name="ce2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36 E-139-4-58.72</text:p>
          </table:table-cell>
          <table:table-cell table:style-name="ce2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61</text:p>
          </table:table-cell>
          <table:table-cell table:style-name="ce2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61</text:p>
          </table:table-cell>
          <table:table-cell table:style-name="ce2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5 E-139-4-58.88</text:p>
          </table:table-cell>
          <table:table-cell table:style-name="ce2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88</text:p>
          </table:table-cell>
          <table:table-cell table:style-name="ce2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88</text:p>
          </table:table-cell>
          <table:table-cell table:style-name="ce2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5 E-139-4-58.44</text:p>
          </table:table-cell>
          <table:table-cell table:style-name="ce2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86 E-139-4-57.4</text:p>
          </table:table-cell>
          <table:table-cell table:style-name="ce2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45 E-139-4-58.33</text:p>
          </table:table-cell>
          <table:table-cell table:style-name="ce2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49 E-139-4-58.55</text:p>
          </table:table-cell>
          <table:table-cell table:style-name="ce2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53 E-139-4-58.55</text:p>
          </table:table-cell>
          <table:table-cell table:style-name="ce2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75 E-139-4-57.89</text:p>
          </table:table-cell>
          <table:table-cell table:style-name="ce2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75 E-139-4-57.89</text:p>
          </table:table-cell>
          <table:table-cell table:style-name="ce2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7 E-139-4-58.94</text:p>
          </table:table-cell>
          <table:table-cell table:style-name="ce2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9.21</text:p>
          </table:table-cell>
          <table:table-cell table:style-name="ce2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9.1</text:p>
          </table:table-cell>
          <table:table-cell table:style-name="ce2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9.1</text:p>
          </table:table-cell>
          <table:table-cell table:style-name="ce2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9.1</text:p>
          </table:table-cell>
          <table:table-cell table:style-name="ce2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57 E-139-4-58.99</text:p>
          </table:table-cell>
          <table:table-cell table:style-name="ce2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33 E-139-4-59.1</text:p>
          </table:table-cell>
          <table:table-cell table:style-name="ce2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6 E-139-4-58.99</text:p>
          </table:table-cell>
          <table:table-cell table:style-name="ce2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3 E-139-4-58.83</text:p>
          </table:table-cell>
          <table:table-cell table:style-name="ce2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77</text:p>
          </table:table-cell>
          <table:table-cell table:style-name="ce2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 E-139-4-58.72</text:p>
          </table:table-cell>
          <table:table-cell table:style-name="ce2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5 E-139-4-58.44</text:p>
          </table:table-cell>
          <table:table-cell table:style-name="ce2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8.28</text:p>
          </table:table-cell>
          <table:table-cell table:style-name="ce2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8 E-139-4-58.22</text:p>
          </table:table-cell>
          <table:table-cell table:style-name="ce2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2.37 E-139-34-49.05</text:p>
          </table:table-cell>
          <table:table-cell table:style-name="ce2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3"/>
          <table:table-cell table:style-name="ce3"/>
          <table:table-cell table:style-name="ce3"/>
          <table:table-cell table:style-name="ce3" office:value-type="string">
            <text:p>N-35-35-28.23 E-139-34-49.65</text:p>
          </table:table-cell>
          <table:table-cell table:style-name="ce2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8.56 E-139-34-49.76</text:p>
          </table:table-cell>
          <table:table-cell table:style-name="ce2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8.55 E-139-34-49.49</text:p>
          </table:table-cell>
          <table:table-cell table:style-name="ce2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9" table:number-rows-repeated="7">
          <table:table-cell table:number-columns-repeated="2"/>
          <table:table-cell table:style-name="ce18"/>
          <table:table-cell table:number-columns-repeated="3"/>
          <table:table-cell table:style-name="ce24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float" office:value="26">
            <text:p>26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0" office:value-type="float" office:value="52">
            <text:p>52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20" office:value-type="float" office:value="52">
            <text:p>52</text:p>
          </table:table-cell>
          <table:table-cell table:number-columns-repeated="1021"/>
        </table:table-row>
        <table:table-row table:style-name="ro9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1" table:formula="of:=COUNTBLANK([.$C$2:.C5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1" table:formula="of:=COUNTIF([.$C$2:.$C52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1" table:formula="of:=SUM([.$C$526];[.$C$52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1" table:formula="of:=COUNTA([.$B$2:.$B52])" office:value-type="float" office:value="51">
            <text:p>51</text:p>
          </table:table-cell>
          <table:table-cell table:number-columns-repeated="1021"/>
        </table:table-row>
        <table:table-row table:style-name="ro11">
          <table:table-cell table:style-name="ce5"/>
          <table:table-cell table:style-name="ce10" office:value-type="string">
            <text:p>blanks</text:p>
          </table:table-cell>
          <table:table-cell table:style-name="ce22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1" table:formula="of:=COUNTIF([.$C$2:.$C52];[.B5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1" table:formula="of:=COUNTIF([.$C$2:.$C47];[.B5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1" table:formula="of:=COUNTIF([.$C$2:.$C52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1" table:formula="of:=COUNTIF([.$C$2:.$C52];&quot;:m X-X&quot;)" office:value-type="float" office:value="0">
            <text:p>0</text:p>
          </table:table-cell>
          <table:table-cell table:number-columns-repeated="1021"/>
        </table:table-row>
        <table:table-row table:style-name="ro12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1" table:formula="of:=COUNTIF([.$C$2:.$C52];[.B52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1" table:formula="of:=COUNTIF([.$C$2:.$C16];[.B52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1" table:formula="of:=COUNTIF([.$C$2:.$C1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1" table:formula="of:=COUNTIF([.$C$2:.$C1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9">
          <table:table-cell/>
          <table:table-cell table:style-name="ce11"/>
          <table:table-cell table:number-columns-repeated="1022"/>
        </table:table-row>
        <table:table-row table:style-name="ro12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4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5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/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02X-X / XX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7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9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9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9" table:number-rows-repeated="214">
          <table:table-cell table:number-columns-repeated="1024"/>
        </table:table-row>
        <table:table-row table:style-name="ro9">
          <table:table-cell/>
          <table:table-cell/>
          <table:table-cell table:number-columns-repeated="1022"/>
        </table:table-row>
        <table:table-row table:style-name="ro9">
          <table:table-cell/>
          <table:table-cell table:number-columns-repeated="2"/>
          <table:table-cell table:number-columns-repeated="1021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/>
          <table:table-cell table:number-columns-repeated="2"/>
          <table:table-cell table:number-columns-repeated="1021"/>
        </table:table-row>
        <table:table-row table:style-name="ro9">
          <table:table-cell/>
          <table:table-cell/>
          <table:table-cell table:number-columns-repeated="1022"/>
        </table:table-row>
        <table:table-row table:style-name="ro9" table:number-rows-repeated="1048048">
          <table:table-cell table:number-columns-repeated="1024"/>
        </table:table-row>
        <table:table-row table:style-name="ro9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2019/11/02</text:date>, <text:time>09:41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1-02T09:41:24.82</dc:date>
    <dc:creator>iwabuchi ken</dc:creator>
    <meta:editing-duration>P12DT21H17M12S</meta:editing-duration>
    <meta:editing-cycles>5171</meta:editing-cycles>
    <meta:document-statistic meta:table-count="1" meta:cell-count="991" meta:object-count="0"/>
  </office:meta>
</office:document-meta>
</file>